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444444" fo:letter-spacing="normal"/>
    </style:style>
    <style:style style:name="P2"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81cca" officeooo:paragraph-rsid="00181cca"/>
    </style:style>
    <style:style style:name="P4"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9df9e" officeooo:paragraph-rsid="0019df9e"/>
    </style:style>
    <style:style style:name="P5"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9df9e" officeooo:paragraph-rsid="001a4985"/>
    </style:style>
    <style:style style:name="P6" style:family="paragraph" style:parent-style-name="Standard">
      <style:paragraph-properties fo:margin-left="0cm" fo:margin-right="0cm" fo:orphans="2" fo:widows="2" fo:text-indent="0cm" style:auto-text-indent="false"/>
      <style:text-properties fo:font-variant="normal" fo:text-transform="none" fo:color="#444444" style:font-name="Open Sans" fo:letter-spacing="normal" fo:font-style="normal" fo:font-weight="normal" officeooo:paragraph-rsid="001a4985"/>
    </style:style>
    <style:style style:name="P7" style:family="paragraph" style:parent-style-name="Standard">
      <style:paragraph-properties fo:margin-left="0cm" fo:margin-right="0cm" fo:orphans="2" fo:widows="2" fo:text-indent="0cm" style:auto-text-indent="false"/>
      <style:text-properties fo:font-variant="normal" fo:text-transform="none" fo:color="#666666" style:font-name="Consolas" fo:letter-spacing="normal" fo:font-style="normal" fo:font-weight="normal" officeooo:paragraph-rsid="001a4985"/>
    </style:style>
    <style:style style:name="P8"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9df9e" officeooo:paragraph-rsid="0019df9e"/>
    </style:style>
    <style:style style:name="P9" style:family="paragraph" style:parent-style-name="Heading_20_2">
      <style:paragraph-properties fo:margin-left="0cm" fo:margin-right="0cm" fo:orphans="2" fo:widows="2" fo:text-indent="0cm" style:auto-text-indent="false"/>
      <style:text-properties fo:font-variant="normal" fo:text-transform="none" fo:color="#444444" style:font-name="Open Sans" fo:letter-spacing="normal" fo:font-style="normal"/>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666666" style:font-name="Consolas" fo:font-size="10.5pt" fo:letter-spacing="normal" fo:font-style="normal" fo:font-weight="normal" officeooo:rsid="00181cca" officeooo:paragraph-rsid="00181cca"/>
    </style:style>
    <style:style style:name="P11" style:family="paragraph" style:parent-style-name="Preformatted_20_Text">
      <style:paragraph-properties fo:margin-left="0cm" fo:margin-right="0cm" fo:margin-top="0cm" fo:margin-bottom="0cm" loext:contextual-spacing="false" fo:line-height="171%" fo:orphans="2" fo:widows="2" fo:text-indent="0cm" style:auto-text-indent="false" fo:padding="0.049cm" fo:border="0.06pt solid #ededed"/>
      <style:text-properties fo:font-variant="normal" fo:text-transform="none" fo:color="#666666" style:font-name="Consolas" fo:letter-spacing="normal" fo:font-style="normal" fo:font-weight="normal"/>
    </style:style>
    <style:style style:name="P12" style:family="paragraph" style:parent-style-name="Preformatted_20_Text">
      <style:paragraph-properties fo:margin-left="0cm" fo:margin-right="0cm" fo:margin-top="0cm" fo:margin-bottom="0cm" loext:contextual-spacing="false" fo:line-height="171%" fo:orphans="2" fo:widows="2" fo:text-indent="0cm" style:auto-text-indent="false" fo:padding="0.049cm" fo:border="0.06pt solid #ededed"/>
    </style:style>
    <style:style style:name="P13"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14" style:family="paragraph" style:parent-style-name="Preformatted_20_Text">
      <style:paragraph-properties fo:margin-top="0cm" fo:margin-bottom="0cm" loext:contextual-spacing="false" fo:line-height="171%" fo:orphans="2" fo:widows="2" fo:padding="0.049cm" fo:border="0.06pt solid #ededed"/>
    </style:style>
    <style:style style:name="P15" style:family="paragraph" style:parent-style-name="Standard">
      <style:paragraph-properties fo:margin-left="0cm" fo:margin-right="0cm" fo:orphans="2" fo:widows="2" fo:text-indent="0cm" style:auto-text-indent="false"/>
      <style:text-properties fo:font-variant="normal" fo:text-transform="none" fo:color="#666666" style:font-name="Consolas" fo:letter-spacing="normal" fo:font-style="normal" fo:font-weight="normal" officeooo:paragraph-rsid="0019df9e"/>
    </style:style>
    <style:style style:name="P16" style:family="paragraph" style:parent-style-name="Standard">
      <style:paragraph-properties fo:margin-left="0cm" fo:margin-right="0cm" fo:orphans="2" fo:widows="2" fo:text-indent="0cm" style:auto-text-indent="false"/>
      <style:text-properties fo:font-variant="normal" fo:text-transform="none" fo:color="#666666" style:font-name="Consolas" fo:letter-spacing="normal" fo:font-style="normal" fo:font-weight="normal" officeooo:paragraph-rsid="001a4985"/>
    </style:style>
    <style:style style:name="P17"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81cca" officeooo:paragraph-rsid="00181cca"/>
    </style:style>
    <style:style style:name="P18"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9df9e" officeooo:paragraph-rsid="0019df9e"/>
    </style:style>
    <style:style style:name="P19" style:family="paragraph" style:parent-style-name="Preformatted_20_Text">
      <style:paragraph-properties fo:margin-left="0cm" fo:margin-right="0cm" fo:orphans="2" fo:widows="2" fo:text-indent="0cm" style:auto-text-indent="false"/>
      <style:text-properties fo:font-variant="normal" fo:text-transform="none" fo:color="#666666" style:font-name="Consolas" fo:font-size="10.5pt" fo:letter-spacing="normal" fo:font-style="normal" fo:font-weight="normal" officeooo:rsid="00181cca" officeooo:paragraph-rsid="00181cca"/>
    </style:style>
    <style:style style:name="P20" style:family="paragraph" style:parent-style-name="Preformatted_20_Text">
      <style:paragraph-properties fo:margin-left="0cm" fo:margin-right="0cm" fo:orphans="2" fo:widows="2" fo:text-indent="0cm" style:auto-text-indent="false"/>
      <style:text-properties fo:font-variant="normal" fo:text-transform="none" fo:color="#666666" style:font-name="Consolas" fo:font-size="10.5pt" fo:letter-spacing="normal" fo:font-style="normal" fo:font-weight="normal" officeooo:rsid="0019df9e" officeooo:paragraph-rsid="0019df9e"/>
    </style:style>
    <style:style style:name="P21"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22"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fo:letter-spacing="normal"/>
    </style:style>
    <style:style style:name="P23" style:family="paragraph" style:parent-style-name="Preformatted_20_Text">
      <style:paragraph-properties fo:margin-top="0cm" fo:margin-bottom="0cm" loext:contextual-spacing="false" fo:line-height="171%" fo:orphans="2" fo:widows="2" fo:padding="0.049cm" fo:border="0.06pt solid #ededed"/>
    </style:style>
    <style:style style:name="T1" style:family="text">
      <style:text-properties fo:font-variant="normal" fo:text-transform="none" fo:color="#444444" style:font-name="Open Sans" fo:letter-spacing="normal" fo:font-style="normal" fo:font-weight="bold" style:font-weight-asian="bold" style:font-weight-complex="bold"/>
    </style:style>
    <style:style style:name="T2" style:family="text">
      <style:text-properties fo:font-variant="normal" fo:text-transform="none" fo:color="#666666" style:font-name="Consolas" fo:font-size="9pt" fo:letter-spacing="normal" fo:font-style="normal" fo:font-weight="normal" loext:padding="0cm" loext:border="none"/>
    </style:style>
    <style:style style:name="T3" style:family="text">
      <style:text-properties fo:font-variant="normal" fo:text-transform="none" fo:color="#666666" style:font-name="Consolas" fo:letter-spacing="normal" fo:font-style="normal" fo:font-weight="normal"/>
    </style:style>
    <style:style style:name="T4" style:family="text">
      <style:text-properties fo:font-style="normal" loext:padding="0cm" loext:border="none"/>
    </style:style>
    <style:style style:name="T5" style:family="text">
      <style:text-properties loext:padding="0cm" loext:border="none"/>
    </style:style>
    <style:style style:name="T6" style:family="text">
      <style:text-properties fo:font-weight="bold" officeooo:rsid="001ab998" style:font-weight-asian="bold" style:font-weight-complex="bold"/>
    </style:style>
    <style:style style:name="T7" style:family="text">
      <style:text-properties style:font-name="Consolas" fo:font-style="normal" fo:font-weight="normal"/>
    </style:style>
    <style:style style:name="T8" style:family="text">
      <style:text-properties officeooo:rsid="001ab998" style:font-weight-asian="normal" style:font-weight-complex="normal"/>
    </style:style>
    <style:style style:name="T9" style:family="text">
      <style:text-properties fo:font-size="15pt" officeooo:rsid="001ab998" style:font-size-asian="15pt" style:font-weight-asian="normal" style:font-size-complex="15pt" style:font-weight-complex="normal"/>
    </style:style>
    <style:style style:name="T10" style:family="text">
      <style:text-properties fo:font-size="15pt" fo:font-weight="bold" officeooo:rsid="001ab998" style:font-size-asian="15pt" style:font-weight-asian="bold" style:font-size-complex="15pt" style:font-weight-complex="bold"/>
    </style:style>
    <style:style style:name="T11" style:family="text">
      <style:text-properties fo:color="#ff0000" fo:font-size="15pt" fo:font-weight="bold" officeooo:rsid="001ab998" style:font-size-asian="15pt" style:font-weight-asian="bold" style:font-size-complex="15pt" style:font-weight-complex="bold"/>
    </style:style>
    <style:style style:name="T12" style:family="text">
      <style:text-properties officeooo:rsid="001ae8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Concurrency Management Part – 2</text:span></text:p>
      <text:p text:style-name="Standard"/>
      <text:p text:style-name="P2">we discussed about the basic synchronization mechanisms such as mutex and semaphores. As a part of that, there came up a couple of questions. If binary semaphore can achieve the synchronization as provided by mutex, then why do we need mutex at all? Another question was, can we use semaphore / mutex in interrupt handlers? To find the answer to these questions, read on.</text:p>
      <text:p text:style-name="P1"/>
      <text:h text:style-name="P9" text:outline-level="2">Mutex and Binary Semaphore</text:h>
      <text:p text:style-name="P1"/>
      <text:p text:style-name="P2">Below is the simple example using the binary semaphore:</text:p>
      <text:p text:style-name="P2"/>
      <text:p text:style-name="P10">#include &lt;linux/module.h&gt;</text:p>
      <text:p text:style-name="P13">#include &lt;linux/fs.h&gt;</text:p>
      <text:p text:style-name="P13">#include &lt;linux/cdev.h&gt;</text:p>
      <text:p text:style-name="P13">#include &lt;linux/device.h&gt;</text:p>
      <text:p text:style-name="P13">#include &lt;linux/errno.h&gt;</text:p>
      <text:p text:style-name="P13">#include &lt;asm/uaccess.h&gt;</text:p>
      <text:p text:style-name="P14"><text:span text:style-name="T3">#include &lt;linux/semaphore.h&gt;</text:span></text:p>
      <text:p text:style-name="P13">#define FIRST_MINOR 0</text:p>
      <text:p text:style-name="P13">#define MINOR_CNT 1</text:p>
      <text:p text:style-name="P14"/>
      <text:p text:style-name="P13">static dev_t dev;</text:p>
      <text:p text:style-name="P13">static struct cdev c_dev;</text:p>
      <text:p text:style-name="P14"><text:span text:style-name="T3">static struct class *cl;</text:span></text:p>
      <text:p text:style-name="P14"><text:span text:style-name="T3"/></text:p>
      <text:p text:style-name="P13">static int my_open(struct inode *i, struct file *f)</text:p>
      <text:p text:style-name="P13">{</text:p>
      <text:p text:style-name="P22"><text:s text:c="4"/><text:span text:style-name="T7">return 0;</text:span></text:p>
      <text:p text:style-name="P13">}</text:p>
      <text:p text:style-name="P13">static int my_close(struct inode *i, struct file *f)</text:p>
      <text:p text:style-name="P13">{</text:p>
      <text:p text:style-name="P22"><text:s text:c="4"/><text:span text:style-name="T7">return 0;</text:span></text:p>
      <text:p text:style-name="P13">}</text:p>
      <text:p text:style-name="P14"/>
      <text:p text:style-name="P13">static char c = 'A';</text:p>
      <text:p text:style-name="P14"><text:span text:style-name="T3">static struct semaphore my_sem;</text:span></text:p>
      <text:p text:style-name="P13">static ssize_t my_read(struct file *f, char __user *buf, size_t len, loff_t *off)</text:p>
      <text:p text:style-name="P13">{</text:p>
      <text:p text:style-name="P22"><text:s text:c="4"/><text:span text:style-name="T7">// Acquire the Semaphore</text:span></text:p>
      <text:p text:style-name="P22"><text:soft-page-break/><text:s text:c="4"/><text:span text:style-name="T7">if (down_interruptible(&amp;my_sem))</text:span></text:p>
      <text:p text:style-name="P22"><text:s text:c="4"/><text:span text:style-name="T7">{</text:span></text:p>
      <text:p text:style-name="P22"><text:s text:c="8"/><text:span text:style-name="T7">printk("Unable to acquire Semaphore\n");</text:span></text:p>
      <text:p text:style-name="P22"><text:s text:c="8"/><text:span text:style-name="T7">return -1;</text:span></text:p>
      <text:p text:style-name="P22"><text:s text:c="4"/><text:span text:style-name="T7">}</text:span></text:p>
      <text:p text:style-name="P22"><text:s text:c="4"/><text:span text:style-name="T7">return 0;</text:span></text:p>
      <text:p text:style-name="P13">}</text:p>
      <text:p text:style-name="P13">static ssize_t my_write(struct file *f, const char __user *buf, size_t len,</text:p>
      <text:p text:style-name="P22"><text:s text:c="8"/><text:span text:style-name="T7">loff_t *off)</text:span></text:p>
      <text:p text:style-name="P13">{</text:p>
      <text:p text:style-name="P22"><text:s text:c="4"/><text:span text:style-name="T7">// Release the semaphore</text:span></text:p>
      <text:p text:style-name="P22"><text:s text:c="4"/><text:span text:style-name="T7">up(&amp;my_sem);</text:span></text:p>
      <text:p text:style-name="P22"><text:s text:c="4"/><text:span text:style-name="T7">if (copy_from_user(&amp;c, buf + len - 1, 1))</text:span></text:p>
      <text:p text:style-name="P22"><text:s text:c="4"/><text:span text:style-name="T7">{</text:span></text:p>
      <text:p text:style-name="P22"><text:s text:c="8"/><text:span text:style-name="T7">return -EFAULT;</text:span></text:p>
      <text:p text:style-name="P22"><text:s text:c="4"/><text:span text:style-name="T7">}</text:span></text:p>
      <text:p text:style-name="P22"><text:s text:c="4"/><text:span text:style-name="T7">return len;</text:span></text:p>
      <text:p text:style-name="P13">}</text:p>
      <text:p text:style-name="P14"/>
      <text:p text:style-name="P13">static struct file_operations driver_fops =</text:p>
      <text:p text:style-name="P13">{</text:p>
      <text:p text:style-name="P22"><text:s/><text:span text:style-name="T7">.owner = THIS_MODULE,</text:span></text:p>
      <text:p text:style-name="P22"><text:s/><text:span text:style-name="T7">.open = my_open,</text:span></text:p>
      <text:p text:style-name="P22"><text:s/><text:span text:style-name="T7">.release = my_close,</text:span></text:p>
      <text:p text:style-name="P22"><text:s/><text:span text:style-name="T7">.read = my_read,</text:span></text:p>
      <text:p text:style-name="P22"><text:s/><text:span text:style-name="T7">.write = my_write</text:span></text:p>
      <text:p text:style-name="P13">};</text:p>
      <text:p text:style-name="P14"/>
      <text:p text:style-name="P13">static int __init sem_init(void)</text:p>
      <text:p text:style-name="P13">{</text:p>
      <text:p text:style-name="P22"><text:s text:c="4"/><text:span text:style-name="T7">int ret;</text:span></text:p>
      <text:p text:style-name="P22"><text:s text:c="4"/><text:span text:style-name="T7">struct device *dev_ret;</text:span></text:p>
      <text:p text:style-name="P14"/>
      <text:p text:style-name="P22"><text:s text:c="4"/><text:span text:style-name="T7">if ((ret = alloc_chrdev_region(&amp;dev, FIRST_MINOR, MINOR_CNT, "my_sem")) &lt; 0)</text:span></text:p>
      <text:p text:style-name="P22"><text:s text:c="4"/><text:span text:style-name="T7">{</text:span></text:p>
      <text:p text:style-name="P22"><text:soft-page-break/><text:s text:c="8"/><text:span text:style-name="T7">return ret;</text:span></text:p>
      <text:p text:style-name="P22"><text:s text:c="4"/><text:span text:style-name="T7">}</text:span></text:p>
      <text:p text:style-name="P14"/>
      <text:p text:style-name="P22"><text:s text:c="4"/><text:span text:style-name="T7">cdev_init(&amp;c_dev, &amp;driver_fops);</text:span></text:p>
      <text:p text:style-name="P14"/>
      <text:p text:style-name="P22"><text:s text:c="4"/><text:span text:style-name="T7">if ((ret = cdev_add(&amp;c_dev, dev, MINOR_CNT)) &lt; 0)</text:span></text:p>
      <text:p text:style-name="P22"><text:s text:c="4"/><text:span text:style-name="T7">{</text:span></text:p>
      <text:p text:style-name="P22"><text:s text:c="8"/><text:span text:style-name="T7">unregister_chrdev_region(dev, MINOR_CNT);</text:span></text:p>
      <text:p text:style-name="P22"><text:s text:c="8"/><text:span text:style-name="T7">return ret;</text:span></text:p>
      <text:p text:style-name="P22"><text:s text:c="4"/><text:span text:style-name="T7">}</text:span></text:p>
      <text:p text:style-name="P14"/>
      <text:p text:style-name="P22"><text:s text:c="4"/><text:span text:style-name="T7">if (IS_ERR(cl = class_create(THIS_MODULE, "char")))</text:span></text:p>
      <text:p text:style-name="P22"><text:s text:c="4"/><text:span text:style-name="T7">{</text:span></text:p>
      <text:p text:style-name="P22"><text:s text:c="8"/><text:span text:style-name="T7">cdev_del(&amp;c_dev);</text:span></text:p>
      <text:p text:style-name="P22"><text:s text:c="8"/><text:span text:style-name="T7">unregister_chrdev_region(dev, MINOR_CNT);</text:span></text:p>
      <text:p text:style-name="P22"><text:s text:c="8"/><text:span text:style-name="T7">return PTR_ERR(cl);</text:span></text:p>
      <text:p text:style-name="P22"><text:s text:c="4"/><text:span text:style-name="T7">}</text:span></text:p>
      <text:p text:style-name="P14"/>
      <text:p text:style-name="P22"><text:s text:c="4"/><text:span text:style-name="T7">if (IS_ERR(dev_ret = device_create(cl, NULL, dev, NULL, "mysem%d", FIRST_MINOR)))</text:span></text:p>
      <text:p text:style-name="P22"><text:s text:c="4"/><text:span text:style-name="T7">{</text:span></text:p>
      <text:p text:style-name="P22"><text:s text:c="8"/><text:span text:style-name="T7">class_destroy(cl);</text:span></text:p>
      <text:p text:style-name="P22"><text:s text:c="8"/><text:span text:style-name="T7">cdev_del(&amp;c_dev);</text:span></text:p>
      <text:p text:style-name="P22"><text:s text:c="8"/><text:span text:style-name="T7">unregister_chrdev_region(dev, MINOR_CNT);</text:span></text:p>
      <text:p text:style-name="P22"><text:s text:c="8"/><text:span text:style-name="T7">return PTR_ERR(dev_ret);</text:span></text:p>
      <text:p text:style-name="P22"><text:s text:c="4"/><text:span text:style-name="T7">}</text:span></text:p>
      <text:p text:style-name="P14"/>
      <text:p text:style-name="P22"><text:s text:c="4"/><text:span text:style-name="T7">sema_init(&amp;my_sem, 0);</text:span></text:p>
      <text:p text:style-name="P22"><text:s text:c="4"/><text:span text:style-name="T7">return 0;</text:span></text:p>
      <text:p text:style-name="P13">}</text:p>
      <text:p text:style-name="P14"/>
      <text:p text:style-name="P13">static void __exit sem_exit(void)</text:p>
      <text:p text:style-name="P13">{</text:p>
      <text:p text:style-name="P22"><text:s text:c="4"/><text:span text:style-name="T7">device_destroy(cl, dev);</text:span></text:p>
      <text:p text:style-name="P22"><text:s text:c="4"/><text:span text:style-name="T7">class_destroy(cl);</text:span></text:p>
      <text:p text:style-name="P22"><text:s text:c="4"/><text:span text:style-name="T7">cdev_del(&amp;c_dev);</text:span></text:p>
      <text:p text:style-name="P22"><text:soft-page-break/><text:s text:c="4"/><text:span text:style-name="T7">unregister_chrdev_region(dev, MINOR_CNT);</text:span></text:p>
      <text:p text:style-name="P13">}</text:p>
      <text:p text:style-name="P14"/>
      <text:p text:style-name="P13">module_init(sem_init);</text:p>
      <text:p text:style-name="P13">module_exit(sem_exit);</text:p>
      <text:p text:style-name="P14"/>
      <text:p text:style-name="P13">MODULE_LICENSE("GPL");</text:p>
      <text:p text:style-name="P13">MODULE_AUTHOR("<text:span text:style-name="T12">Salman</text:span>");</text:p>
      <text:p text:style-name="P13">MODULE_DESCRIPTION("Binary Semaphore Demonstration");</text:p>
      <text:p text:style-name="P3"/>
      <text:p text:style-name="P3"/>
      <text:p text:style-name="P3">In the above example, we initialize the semaphore with the value of 0 with <text:span text:style-name="Emphasis"><text:span text:style-name="T5">sem_init(). </text:span></text:span>In <text:span text:style-name="Emphasis"><text:span text:style-name="T5">my_read(), </text:span></text:span>we decrement the semaphore and in <text:span text:style-name="Emphasis"><text:span text:style-name="T5">my_write()</text:span></text:span>, we increment the semaphore.</text:p>
      <text:p text:style-name="P3">Below is the sample run:</text:p>
      <text:p text:style-name="P3"/>
      <text:p text:style-name="P10">insmod sem.ko</text:p>
      <text:p text:style-name="P10"/>
      <text:p text:style-name="P13">cat /dev/mysem0 - This will block</text:p>
      <text:p text:style-name="P12"><text:span text:style-name="T3">echo 1 &gt; /dev/mysem0 - Will unblock the </text:span><text:span text:style-name="Emphasis"><text:span text:style-name="T2">cat </text:span></text:span><text:span text:style-name="T3">process</text:span></text:p>
      <text:p text:style-name="P3"/>
      <text:p text:style-name="P3"/>
      <text:p text:style-name="P3">Now, let’s try achieving the same with mutex. Below is the example for the same.</text:p>
      <text:p text:style-name="P3"/>
      <text:p text:style-name="P20"/>
      <text:p text:style-name="P20">#include &lt;linux/module.h&gt;</text:p>
      <text:p text:style-name="P13">#include &lt;linux/fs.h&gt;</text:p>
      <text:p text:style-name="P13">#include &lt;linux/cdev.h&gt;</text:p>
      <text:p text:style-name="P13">#include &lt;linux/device.h&gt;</text:p>
      <text:p text:style-name="P13">#include &lt;linux/errno.h&gt;</text:p>
      <text:p text:style-name="P13">#include &lt;asm/uaccess.h&gt;</text:p>
      <text:p text:style-name="P14"><text:span text:style-name="T3">#include &lt;linux/mutex.h&gt;</text:span></text:p>
      <text:p text:style-name="P13">#define FIRST_MINOR 0</text:p>
      <text:p text:style-name="P13">#define MINOR_CNT 1</text:p>
      <text:p text:style-name="P14"/>
      <text:p text:style-name="P13">DEFINE_MUTEX(my_mutex);</text:p>
      <text:p text:style-name="P14"/>
      <text:p text:style-name="P13">static dev_t dev;</text:p>
      <text:p text:style-name="P13">static struct cdev c_dev;</text:p>
      <text:p text:style-name="P13">static struct class *cl;</text:p>
      <text:p text:style-name="P14"/>
      <text:p text:style-name="P13">static int my_open(struct inode *i, struct file *f)</text:p>
      <text:p text:style-name="P13">{</text:p>
      <text:p text:style-name="P22"><text:soft-page-break/><text:s text:c="4"/><text:span text:style-name="T7">return 0;</text:span></text:p>
      <text:p text:style-name="P13">}</text:p>
      <text:p text:style-name="P13">static int my_close(struct inode *i, struct file *f)</text:p>
      <text:p text:style-name="P13">{</text:p>
      <text:p text:style-name="P22"><text:s text:c="4"/><text:span text:style-name="T7">return 0;</text:span></text:p>
      <text:p text:style-name="P13">}</text:p>
      <text:p text:style-name="P14"/>
      <text:p text:style-name="P13">static char c = 'A';</text:p>
      <text:p text:style-name="P14"/>
      <text:p text:style-name="P13">static ssize_t my_read(struct file *f, char __user *buf, size_t len, loff_t *off)</text:p>
      <text:p text:style-name="P13">{</text:p>
      <text:p text:style-name="P22"><text:s text:c="4"/><text:span text:style-name="T7">if (mutex_lock_interruptible(&amp;my_mutex))</text:span></text:p>
      <text:p text:style-name="P22"><text:s text:c="4"/><text:span text:style-name="T7">{</text:span></text:p>
      <text:p text:style-name="P22"><text:s text:c="8"/><text:span text:style-name="T7">printk("Unable to acquire Semaphore\n");</text:span></text:p>
      <text:p text:style-name="P22"><text:s text:c="8"/><text:span text:style-name="T7">return -1;</text:span></text:p>
      <text:p text:style-name="P22"><text:s text:c="4"/><text:span text:style-name="T7">}</text:span></text:p>
      <text:p text:style-name="P22"><text:s text:c="4"/><text:span text:style-name="T7">return 0;</text:span></text:p>
      <text:p text:style-name="P13">}</text:p>
      <text:p text:style-name="P13">static ssize_t my_write(struct file *f, const char __user *buf, size_t len,</text:p>
      <text:p text:style-name="P22"><text:s text:c="8"/><text:span text:style-name="T7">loff_t *off)</text:span></text:p>
      <text:p text:style-name="P13">{</text:p>
      <text:p text:style-name="P22"><text:s text:c="4"/><text:span text:style-name="T7">mutex_unlock(&amp;my_mutex);</text:span></text:p>
      <text:p text:style-name="P22"><text:s text:c="4"/><text:span text:style-name="T7">if (copy_from_user(&amp;c, buf + len - 1, 1))</text:span></text:p>
      <text:p text:style-name="P22"><text:s text:c="4"/><text:span text:style-name="T7">{</text:span></text:p>
      <text:p text:style-name="P22"><text:s text:c="8"/><text:span text:style-name="T7">return -EFAULT;</text:span></text:p>
      <text:p text:style-name="P22"><text:s text:c="4"/><text:span text:style-name="T7">}</text:span></text:p>
      <text:p text:style-name="P22"><text:s text:c="4"/><text:span text:style-name="T7">return len;</text:span></text:p>
      <text:p text:style-name="P13">}</text:p>
      <text:p text:style-name="P14"/>
      <text:p text:style-name="P13">static struct file_operations driver_fops =</text:p>
      <text:p text:style-name="P13">{</text:p>
      <text:p text:style-name="P22"><text:s text:c="4"/><text:span text:style-name="T7">.owner = THIS_MODULE,</text:span></text:p>
      <text:p text:style-name="P22"><text:s text:c="4"/><text:span text:style-name="T7">.open = my_open,</text:span></text:p>
      <text:p text:style-name="P22"><text:s text:c="4"/><text:span text:style-name="T7">.release = my_close,</text:span></text:p>
      <text:p text:style-name="P22"><text:s text:c="4"/><text:span text:style-name="T7">.read = my_read,</text:span></text:p>
      <text:p text:style-name="P22"><text:soft-page-break/><text:s text:c="4"/><text:span text:style-name="T7">.write = my_write</text:span></text:p>
      <text:p text:style-name="P13">};</text:p>
      <text:p text:style-name="P14"/>
      <text:p text:style-name="P13">static int __init init_mutex(void)</text:p>
      <text:p text:style-name="P13">{</text:p>
      <text:p text:style-name="P22"><text:s text:c="4"/><text:span text:style-name="T7">int ret;</text:span></text:p>
      <text:p text:style-name="P22"><text:s text:c="4"/><text:span text:style-name="T7">struct device *dev_ret;</text:span></text:p>
      <text:p text:style-name="P14"/>
      <text:p text:style-name="P22"><text:s text:c="4"/><text:span text:style-name="T7">if ((ret = alloc_chrdev_region(&amp;dev, FIRST_MINOR, MINOR_CNT, "my_mutex")) &lt; 0)</text:span></text:p>
      <text:p text:style-name="P22"><text:s text:c="4"/><text:span text:style-name="T7">{</text:span></text:p>
      <text:p text:style-name="P22"><text:s text:c="8"/><text:span text:style-name="T7">return ret;</text:span></text:p>
      <text:p text:style-name="P22"><text:s text:c="4"/><text:span text:style-name="T7">}</text:span></text:p>
      <text:p text:style-name="P14"/>
      <text:p text:style-name="P22"><text:s text:c="4"/><text:span text:style-name="T7">cdev_init(&amp;c_dev, &amp;driver_fops);</text:span></text:p>
      <text:p text:style-name="P14"/>
      <text:p text:style-name="P22"><text:s text:c="4"/><text:span text:style-name="T7">if ((ret = cdev_add(&amp;c_dev, dev, MINOR_CNT)) &lt; 0)</text:span></text:p>
      <text:p text:style-name="P22"><text:s text:c="4"/><text:span text:style-name="T7">{</text:span></text:p>
      <text:p text:style-name="P22"><text:s text:c="8"/><text:span text:style-name="T7">unregister_chrdev_region(dev, MINOR_CNT);</text:span></text:p>
      <text:p text:style-name="P22"><text:s text:c="8"/><text:span text:style-name="T7">return ret;</text:span></text:p>
      <text:p text:style-name="P22"><text:s text:c="4"/><text:span text:style-name="T7">}</text:span></text:p>
      <text:p text:style-name="P14"/>
      <text:p text:style-name="P22"><text:s text:c="4"/><text:span text:style-name="T7">if (IS_ERR(cl = class_create(THIS_MODULE, "char")))</text:span></text:p>
      <text:p text:style-name="P22"><text:s text:c="4"/><text:span text:style-name="T7">{</text:span></text:p>
      <text:p text:style-name="P22"><text:s text:c="8"/><text:span text:style-name="T7">cdev_del(&amp;c_dev);</text:span></text:p>
      <text:p text:style-name="P22"><text:s text:c="8"/><text:span text:style-name="T7">unregister_chrdev_region(dev, MINOR_CNT);</text:span></text:p>
      <text:p text:style-name="P22"><text:s text:c="8"/><text:span text:style-name="T7">return PTR_ERR(cl);</text:span></text:p>
      <text:p text:style-name="P22"><text:s text:c="4"/><text:span text:style-name="T7">}</text:span></text:p>
      <text:p text:style-name="P14"/>
      <text:p text:style-name="P22"><text:s text:c="4"/><text:span text:style-name="T7">if (IS_ERR(dev_ret = device_create(cl, NULL, dev, NULL, "mymutex%d",</text:span></text:p>
      <text:p text:style-name="P22"><text:s text:c="8"/><text:span text:style-name="T7">FIRST_MINOR)))</text:span></text:p>
      <text:p text:style-name="P22"><text:s text:c="4"/><text:span text:style-name="T7">{</text:span></text:p>
      <text:p text:style-name="P22"><text:s text:c="8"/><text:span text:style-name="T7">class_destroy(cl);</text:span></text:p>
      <text:p text:style-name="P22"><text:s text:c="8"/><text:span text:style-name="T7">cdev_del(&amp;c_dev);</text:span></text:p>
      <text:p text:style-name="P22"><text:s text:c="8"/><text:span text:style-name="T7">unregister_chrdev_region(dev, MINOR_CNT);</text:span></text:p>
      <text:p text:style-name="P22"><text:s text:c="8"/><text:span text:style-name="T7">return PTR_ERR(dev_ret);</text:span></text:p>
      <text:p text:style-name="P22"><text:soft-page-break/><text:s text:c="4"/><text:span text:style-name="T7">}</text:span></text:p>
      <text:p text:style-name="P14"/>
      <text:p text:style-name="P22"><text:s text:c="4"/><text:span text:style-name="T7">return 0;</text:span></text:p>
      <text:p text:style-name="P13">}</text:p>
      <text:p text:style-name="P14"/>
      <text:p text:style-name="P13">static void __exit exit_mutex(void)</text:p>
      <text:p text:style-name="P13">{</text:p>
      <text:p text:style-name="P22"><text:s text:c="4"/><text:span text:style-name="T7">device_destroy(cl, dev);</text:span></text:p>
      <text:p text:style-name="P22"><text:s text:c="4"/><text:span text:style-name="T7">class_destroy(cl);</text:span></text:p>
      <text:p text:style-name="P22"><text:s text:c="4"/><text:span text:style-name="T7">cdev_del(&amp;c_dev);</text:span></text:p>
      <text:p text:style-name="P22"><text:s text:c="4"/><text:span text:style-name="T7">unregister_chrdev_region(dev, MINOR_CNT);</text:span></text:p>
      <text:p text:style-name="P13">}</text:p>
      <text:p text:style-name="P14"/>
      <text:p text:style-name="P13">module_init(init_mutex);</text:p>
      <text:p text:style-name="P13">module_exit(exit_mutex);</text:p>
      <text:p text:style-name="P14"/>
      <text:p text:style-name="P13">MODULE_LICENSE("GPL");</text:p>
      <text:p text:style-name="P13">MODULE_AUTHOR("<text:span text:style-name="T12">Salman</text:span>");</text:p>
      <text:p text:style-name="P13">MODULE_DESCRIPTION("Mutex Demonstration");</text:p>
      <text:p text:style-name="P4"/>
      <text:p text:style-name="P4"/>
      <text:p text:style-name="P5">In the above example, I have replaced the semaphore with mutex. Below is the sample run:</text:p>
      <text:p text:style-name="P6"/>
      <text:p text:style-name="P7">cat /dev/mymutex0 - This will acquire the mutex</text:p>
      <text:p text:style-name="P7"/>
      <text:p text:style-name="P13">cat /dev/mymutex0 - This will block</text:p>
      <text:p text:style-name="P13">echo 1 &gt; /dev/mymutex0</text:p>
      <text:p text:style-name="P4"/>
      <text:p text:style-name="P8">So, what do you get after executing the <text:span text:style-name="Emphasis"><text:span text:style-name="T4">echo </text:span></text:span>command? I get the warning as below:</text:p>
      <text:p text:style-name="P11">DEBUG_LOCKS_WARN_ON(lock-&gt;owner != current)</text:p>
      <text:p text:style-name="P4">So, what does this warning mean? It warns that the process that is trying to unlock the mutex is not the owner of the same. But same thing worked without any warning with semaphore. What does this mean? This brings us to the important difference between the mutex and semaphore. Mutex have ownership associated with it. The process that acquires the lock is the one that should unlock the mutex. While such ownership didn’t exist with the semaphore. While using the semaphores for synchronization, its completely upto the user to ensure that the <text:span text:style-name="Emphasis"><text:span text:style-name="T5">down </text:span></text:span>&amp; <text:span text:style-name="Emphasis"><text:span text:style-name="T5">up </text:span></text:span>are always called in pairs. But, mutex is designed in a way that <text:span text:style-name="Emphasis"><text:span text:style-name="T5">lock </text:span></text:span>and<text:span text:style-name="Emphasis"><text:span text:style-name="T5">unlock </text:span></text:span>must always be called in pairs.</text:p>
      <text:p text:style-name="P4"/>
      <text:p text:style-name="P4"/>
      <text:p text:style-name="P4"/>
      <text:p text:style-name="P4"/>
      <text:p text:style-name="P4"><text:soft-page-break/><text:tab/><text:tab/><text:tab/><text:tab/><text:tab/><text:span text:style-name="T11">Spinlock</text:span></text:p>
      <text:p text:style-name="P4"/>
      <text:p text:style-name="P4">Now, let’s come to the second question – can we use the semaphore / mutex in interrupt handlers. The answer is yes and no. I mean you can use the <text:span text:style-name="Emphasis"><text:span text:style-name="T5">up </text:span></text:span>and <text:span text:style-name="Emphasis"><text:span text:style-name="T5">unlock</text:span></text:span>, but can’t use <text:span text:style-name="Emphasis"><text:span text:style-name="T5">down </text:span></text:span>and <text:span text:style-name="Emphasis"><text:span text:style-name="T5">lock</text:span></text:span>, as these are blocking calls which put the process to sleep and we are not supposed to sleep in interrupt handlers. So, what if I want to achieve the synchronization in interrupt handlers? For this, there is a mechanism called spinlock. Spinlock is a lock which never yields. Similar to mutex, it has two operations – lock and unlock. If the lock is available, process will acquire it and will continue in the critical section and unlock it, once its done. This is pretty much similar to mutex. But, what if lock is not available? Here, comes the interesting difference. With mutex, the process will sleep, until the lock is available. But, in case of spinlock, it goes into the tight loop, where it continuously checks for a lock, until it becomes available. This is the spinning part of the spin lock. This was designed for multiprocessor systems. But, with the preemptible kernel, even a uniprocessor system behaves like an SMP. Below are the data structures associated with the spinlock:</text:p>
      <text:p text:style-name="P4"/>
      <text:p text:style-name="P15">#include &lt;linux/spinlock.h&gt;</text:p>
      <text:p text:style-name="P14"/>
      <text:p text:style-name="P13">// Data structure</text:p>
      <text:p text:style-name="P13">struct spinlock_t my_slock</text:p>
      <text:p text:style-name="P14"/>
      <text:p text:style-name="P13">// Initialization</text:p>
      <text:p text:style-name="P13">spinlock_init(&amp;my_slock)</text:p>
      <text:p text:style-name="P14"/>
      <text:p text:style-name="P13">// Operations</text:p>
      <text:p text:style-name="P13">spin_lock(&amp;my_slock)</text:p>
      <text:p text:style-name="P13">spin_unlock(&amp;my_slock)</text:p>
      <text:p text:style-name="P4"/>
      <text:p text:style-name="P4">Now, let’s try to understand the complications associated with the spinlock. Let’s say, thread T1 acquires the spinlock and enters the critical section. Meanwhile, some high priority thread T2 becomes runnable and preempts the thread T1. Now, thread T2 also tries to acquire the spinlock and since the lock is not available, T2 will spin. Now, since T2 has a higher priority, T1 won’t run ever and this in turn will result in deadlock. So, how do we avoid such scenarios? Spinlock code is designed in such a way that any time kernel code holds a spinlock, the preemption is disabled on the local processor. Therefore, its very important to hold a spinlock for minimum possible time. What if the spinlock is shared between the thread T1 and interrupt handler? For this, there is a variant of spinlock, which disables the interrupts on local processo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1:23:20.993393950</meta:creation-date>
    <dc:date>2018-10-14T11:22:26.511506904</dc:date>
    <meta:editing-duration>PT2H2M50S</meta:editing-duration>
    <meta:editing-cycles>6</meta:editing-cycles>
    <meta:generator>LibreOffice/5.1.6.2$Linux_X86_64 LibreOffice_project/10m0$Build-2</meta:generator>
    <meta:document-statistic meta:table-count="0" meta:image-count="0" meta:object-count="0" meta:page-count="8" meta:paragraph-count="212" meta:word-count="1155" meta:character-count="8295" meta:non-whitespace-character-count="6823"/>
  </office:meta>
</office:document-meta>
</file>